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0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/>
      <style:paragraph-properties style:writing-mode="lr-tb"/>
      <style:text-properties style:font-name="Droid Sans Mono" fo:font-size="11pt" style:font-size-asian="11pt" style:font-size-complex="11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left="0cm" fo:margin-right="0cm" fo:text-align="start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Droid Sans Mono" fo:font-size="11pt" style:font-size-asian="11pt" style:font-size-complex="11pt"/>
    </style:style>
    <style:style style:name="T16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-33% 58%" fo:font-size="18pt" style:font-size-asian="18pt" style:font-size-complex="18pt"/>
    </style:style>
    <style:style style:name="T19" style:family="text">
      <style:text-properties fo:font-size="18pt" style:text-underline-style="none" style:font-size-asian="18pt" style:font-size-complex="1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roid Sans Mono" fo:font-size="16pt" style:font-size-asian="16pt" style:font-size-complex="16pt"/>
    </style:style>
    <style:style style:name="T23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4" style:family="text">
      <style:text-properties style:font-name="Droid Sans Mono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 языке и задача автоматической его обработки <text:s/></text:span></text:p>
            <text:p text:style-name="P3"><text:span text:style-name="T6"/></text:p>
            <text:p text:style-name="P3"><text:span text:style-name="T7"/></text:p>
            <text:p text:style-name="P3"><text:span text:style-name="T7">обработка текстов на естественом языке (ЕЯ)</text:span></text:p>
            <text:p text:style-name="P3"><text:span text:style-name="T8"/></text:p>
            <text:p text:style-name="P3"><text:span text:style-name="T8">natural language processing (NLP)</text:span></text:p>
            <text:p text:style-name="P3"><text:span text:style-name="T9"/></text:p>
            <text:p text:style-name="P3"><text:span text:style-name="T10">NLU / natural language understatnding</text:span></text:p>
            <text:p text:style-name="P3"><text:span text:style-name="T10"/></text:p>
            <text:p text:style-name="P3"><text:span text:style-name="T10">NLG / natural language generation</text:span></text:p>
            <text:p text:style-name="P3"><text:span text:style-name="T10"/></text:p>
            <text:p text:style-name="P3"><text:span text:style-name="T10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бработка текстов на естественом языке </text:span></text:p>
            <text:p text:style-name="P3"><text:span text:style-name="T9"/></text:p>
            <text:p text:style-name="P3"><text:span text:style-name="T11">NLP/ NLU <text:s/>natural language understatnding</text:span></text:p>
            <text:p text:style-name="P3"><text:span text:style-name="T10"><text:s/></text:span></text:p>
            <text:p text:style-name="P3"><text:span text:style-name="T10">- natural entity recognition - распознавание именованных сущностей</text:span></text:p>
            <text:p text:style-name="P3"><text:span text:style-name="T10"/></text:p>
            <text:p text:style-name="P3"><text:span text:style-name="T10">- classification intent - классификация намерений</text:span></text:p>
            <text:p text:style-name="P3"><text:span text:style-name="T10"/></text:p>
            <text:p text:style-name="P3"><text:span text:style-name="T10">- sentiment analysis - оценка тона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5" draw:text-style-name="P8" draw:layer="layout" svg:width="24.4cm" svg:height="13.336cm" svg:x="1.2cm" svg:y="4.4cm">
          <draw:text-box>
            <text:p><text:span text:style-name="T12">метод частотного анализа</text:span></text:p>
            <text:p text:style-name="P6"><text:span text:style-name="T10"/></text:p>
            <text:p text:style-name="P6"><text:span text:style-name="T11">Какие задачи можно решать?</text:span></text:p>
            <text:p text:style-name="P7"><text:span text:style-name="T10"/></text:p>
            <text:p text:style-name="P6"><text:span text:style-name="T13">сортировка</text:span><text:span text:style-name="T10"> по заданным темам</text:span></text:p>
            <text:p text:style-name="P6"><text:span text:style-name="T10"/></text:p>
            <text:p text:style-name="P7"><text:span text:style-name="T10">определение авторства</text:span></text:p>
            <text:p text:style-name="P7"><text:span text:style-name="T10"/></text:p>
            <text:p text:style-name="P7"><text:span text:style-name="T10">определение тона текста</text:span></text:p>
            <text:p text:style-name="P7"><text:span text:style-name="T10"/></text:p>
            <text:p text:style-name="P7"><text:span text:style-name="T10">поиск похожих текстов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текст должен содержать слова в достаточном количестве</text:span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19.2cm" svg:height="9.955cm" svg:x="3.2cm" svg:y="4.154cm">
          <draw:text-box>
            <text:p><text:span text:style-name="T10"/></text:p>
            <text:p><text:span text:style-name="T6">схема системы обработки текстов</text:span></text:p>
            <text:p><text:span text:style-name="T6"/></text:p>
            <text:p><text:span text:style-name="T10"/></text:p>
            <text:p><text:span text:style-name="T10">подбор текстов для обучения</text:span></text:p>
            <text:p><text:span text:style-name="T10"/></text:p>
            <text:p text:style-name="P6"><text:span text:style-name="T10">извлечение признаков из текста</text:span></text:p>
            <text:p text:style-name="P6"><text:span text:style-name="T10"/></text:p>
            <text:p text:style-name="P6"><text:span text:style-name="T10">обучение модели ML</text:span></text:p>
            <text:p text:style-name="P6"><text:span text:style-name="T10"/></text:p>
            <text:p text:style-name="P6"><text:span text:style-name="T10">тестирование результата</text:span></text:p>
            <text:p text:style-name="P6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9.2cm" svg:height="12.088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10"/></text:p>
            <text:p text:style-name="P3"><text:span text:style-name="T10">определение языка</text:span></text:p>
            <text:p text:style-name="P3"><text:span text:style-name="T10"/></text:p>
            <text:p text:style-name="P9"><text:span text:style-name="T10">токенизация <text:s/></text:span></text:p>
            <text:p text:style-name="P3"><text:span text:style-name="T10"/></text:p>
            <text:p text:style-name="P9"><text:span text:style-name="T10">очистка</text:span></text:p>
            <text:p text:style-name="P9"><text:span text:style-name="T10"/></text:p>
            <text:p text:style-name="P3"><text:span text:style-name="T10">составление словаря</text:span></text:p>
            <text:p text:style-name="P3"><text:span text:style-name="T10"/></text:p>
            <text:p text:style-name="P3"><text:span text:style-name="T10">частотный анализ текстов по словарю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( bag of words, BoW)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8" draw:layer="layout" svg:width="19.2cm" svg:height="7.732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токенизация</text:span></text:p>
            <text:p text:style-name="P6"><text:span text:style-name="T10"/></text:p>
            <text:p text:style-name="P6"><text:span text:style-name="T10"/></text:p>
            <text:p text:style-name="P6"><text:span text:style-name="T10">разбиения текста на отдельные слова</text:span></text:p>
            <text:p text:style-name="P6"><text:span text:style-name="T10">и/или словосочетания</text:span></text:p>
            <text:p text:style-name="P6"><text:span text:style-name="T10"/></text:p>
            <text:p text:style-name="P6"><text:span text:style-name="T14">10кг, АИ-97, к.ф.м.н.</text:span><text:span text:style-name="T10"> </text:span></text:p>
            <text:p text:style-name="P6"><text:span text:style-name="T10"/></text:p>
            <text:p text:style-name="P6"><text:span text:style-name="T10"/></text:p>
            <text:p text:style-name="P6"><text:span text:style-name="T10">n-gram - последовательность из n слов</text:span></text:p>
          </draw:text-box>
        </draw:frame>
        <draw:frame draw:style-name="gr2" draw:text-style-name="P12" draw:layer="layout" svg:width="18.983cm" svg:height="3.199cm" svg:x="4.617cm" svg:y="15.4cm">
          <draw:text-box>
            <text:p text:style-name="P11"><text:span text:style-name="T15">Законодательная дума Хабаровского края (duma.khv.ru)</text:span></text:p>
            <text:p text:style-name="P11"><text:span text:style-name="T15"/></text:p>
            <text:p text:style-name="P11"><text:span text:style-name="T15">[ 'Законодательная', 'дума', 'Хабаровского', 'края', '(duma.khv.ru)' 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3"><text:span text:style-name="T10">удаление стоп-слов (предлоги и т.п.)</text:span></text:p>
            <text:p text:style-name="P1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3"><text:span text:style-name="T10">удаление стоп-слов (предлоги и т.п.)</text:span></text:p>
            <text:p text:style-name="P13"><text:span text:style-name="T10"/></text:p>
            <text:p text:style-name="P13"><text:span text:style-name="T10"/></text:p>
            <text:p text:style-name="P13"><text:span text:style-name="T10">удаление лишних символов (знаки препинания и т.п.)</text:span></text:p>
            <text:p text:style-name="P13"><text:span text:style-name="T10">«смайлики» - отдельное слово</text:span></text:p>
            <text:p text:style-name="P1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3"><text:span text:style-name="T10">удаление стоп-слов (предлоги и т.п.)</text:span></text:p>
            <text:p text:style-name="P13"><text:span text:style-name="T10"/></text:p>
            <text:p text:style-name="P13"><text:span text:style-name="T10"/></text:p>
            <text:p text:style-name="P13"><text:span text:style-name="T10">удаление лишних символов (знаки препинания и т.п.)</text:span></text:p>
            <text:p text:style-name="P13"><text:span text:style-name="T10">«смайлики» - отдельное слово</text:span></text:p>
            <text:p text:style-name="P13"><text:span text:style-name="T10"/></text:p>
            <text:p text:style-name="P13"><text:span text:style-name="T10"/></text:p>
            <text:p text:style-name="P13"><text:span text:style-name="T10">преобразование чисел, интернет ссылок и т.п.</text:span></text:p>
            <text:p text:style-name="P1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3"><text:span text:style-name="T10">удаление стоп-слов (предлоги и т.п.)</text:span></text:p>
            <text:p text:style-name="P13"><text:span text:style-name="T10"/></text:p>
            <text:p text:style-name="P13"><text:span text:style-name="T10"/></text:p>
            <text:p text:style-name="P13"><text:span text:style-name="T10">удаление лишних символов (знаки препинания и т.п.)</text:span></text:p>
            <text:p text:style-name="P13"><text:span text:style-name="T10">«смайлики» - отдельное слово</text:span></text:p>
            <text:p text:style-name="P13"><text:span text:style-name="T10"/></text:p>
            <text:p text:style-name="P13"><text:span text:style-name="T10"/></text:p>
            <text:p text:style-name="P13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13"><text:span text:style-name="T10">лемматизация - приведение слов к нормальному виду</text:span></text:p>
            <text:p text:style-name="P13"><text:span text:style-name="T11">или</text:span></text:p>
            <text:p text:style-name="P13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3"><text:span text:style-name="T10">удаление стоп-слов (предлоги и т.п.)</text:span></text:p>
            <text:p text:style-name="P13"><text:span text:style-name="T10"/></text:p>
            <text:p text:style-name="P13"><text:span text:style-name="T10"/></text:p>
            <text:p text:style-name="P13"><text:span text:style-name="T10">удаление лишних символов (знаки препинания и т.п.)</text:span></text:p>
            <text:p text:style-name="P13"><text:span text:style-name="T10">«смайлики» - отдельное слово</text:span></text:p>
            <text:p text:style-name="P13"><text:span text:style-name="T10"/></text:p>
            <text:p text:style-name="P13"><text:span text:style-name="T10"/></text:p>
            <text:p text:style-name="P13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13"><text:span text:style-name="T10">лемматизация - приведение слов к нормальному виду</text:span></text:p>
            <text:p text:style-name="P13"><text:span text:style-name="T11">или</text:span></text:p>
            <text:p text:style-name="P13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4" draw:layer="layout" svg:width="8.4cm" svg:height="3.128cm" svg:x="18.8cm" svg:y="6.4cm">
          <draw:text-box>
            <text:p text:style-name="P3"><text:span text:style-name="T16">Законодательная дума Хабаровского края (duma.khv.ru) Состоялось</text:span></text:p>
            <text:p text:style-name="P3"><text:span text:style-name="T16">очередное заседание Думы На последнем перед каникулами очередном заседании</text:span></text:p>
            <text:p text:style-name="P3"><text:span text:style-name="T16">Законодательной Думы Хабаровского края, состоявшемся 28</text:span></text:p>
          </draw:text-box>
        </draw:frame>
        <draw:frame draw:style-name="gr4" draw:text-style-name="P14" draw:layer="layout" svg:width="4.642cm" svg:height="8.472cm" svg:x="20.558cm" svg:y="10.728cm">
          <draw:text-box>
            <text:p text:style-name="P3"><text:span text:style-name="T16">['законодательн',</text:span></text:p>
            <text:p text:style-name="P3"><text:span text:style-name="T16"><text:s/></text:span><text:span text:style-name="T16">'дум',</text:span></text:p>
            <text:p text:style-name="P3"><text:span text:style-name="T16"><text:s/></text:span><text:span text:style-name="T16">'хабаровск',</text:span></text:p>
            <text:p text:style-name="P3"><text:span text:style-name="T16"><text:s/></text:span><text:span text:style-name="T16">'кра',</text:span></text:p>
            <text:p text:style-name="P3"><text:span text:style-name="T16"><text:s/></text:span><text:span text:style-name="T16">'url',</text:span></text:p>
            <text:p text:style-name="P3"><text:span text:style-name="T16"><text:s/></text:span><text:span text:style-name="T16">'состоя',</text:span></text:p>
            <text:p text:style-name="P3"><text:span text:style-name="T16"><text:s/></text:span><text:span text:style-name="T16">'очередн',</text:span></text:p>
            <text:p text:style-name="P3"><text:span text:style-name="T16"><text:s/></text:span><text:span text:style-name="T16">'заседан',</text:span></text:p>
            <text:p text:style-name="P3"><text:span text:style-name="T16"><text:s/></text:span><text:span text:style-name="T16">'дум',</text:span></text:p>
            <text:p text:style-name="P3"><text:span text:style-name="T16"><text:s/></text:span><text:span text:style-name="T16">'последн',</text:span></text:p>
            <text:p text:style-name="P3"><text:span text:style-name="T16"><text:s/></text:span><text:span text:style-name="T16">'перед',</text:span></text:p>
            <text:p text:style-name="P3"><text:span text:style-name="T16"><text:s/></text:span><text:span text:style-name="T16">'каникул',</text:span></text:p>
            <text:p text:style-name="P3"><text:span text:style-name="T16"><text:s/></text:span><text:span text:style-name="T16">'очередн',</text:span></text:p>
            <text:p text:style-name="P3"><text:span text:style-name="T16"><text:s/></text:span><text:span text:style-name="T16">'заседан',</text:span></text:p>
            <text:p text:style-name="P3"><text:span text:style-name="T16"><text:s/></text:span><text:span text:style-name="T16">'законодательн',</text:span></text:p>
            <text:p text:style-name="P3"><text:span text:style-name="T16"><text:s/></text:span><text:span text:style-name="T16">'дум',</text:span></text:p>
            <text:p text:style-name="P3"><text:span text:style-name="T16"><text:s/></text:span><text:span text:style-name="T16">'хабаровск',</text:span></text:p>
            <text:p text:style-name="P3"><text:span text:style-name="T16"><text:s/></text:span><text:span text:style-name="T16">'кра',</text:span></text:p>
            <text:p text:style-name="P3"><text:span text:style-name="T16"><text:s/></text:span><text:span text:style-name="T16">'состоя',</text:span></text:p>
            <text:p text:style-name="P3"><text:span text:style-name="T16"><text:s/></text:span><text:span text:style-name="T16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8" draw:layer="layout" svg:width="19.2cm" svg:height="3.24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составление словаря</text:span></text:p>
            <text:p text:style-name="P6"><text:span text:style-name="T10"/></text:p>
            <text:p text:style-name="P6"><text:span text:style-name="T10">из очищенного текста извлекаем словарь</text:span></text:p>
          </draw:text-box>
        </draw:frame>
        <draw:frame draw:style-name="gr5" draw:text-style-name="P14" draw:layer="layout" svg:width="4.312cm" svg:height="7.649cm" svg:x="10.2cm" svg:y="10.6cm">
          <draw:text-box>
            <text:p text:style-name="P3"><text:span text:style-name="T16">[</text:span></text:p>
            <text:p text:style-name="P3"><text:span text:style-name="T16"><text:s/></text:span><text:span text:style-name="T16">'digit',</text:span></text:p>
            <text:p text:style-name="P3"><text:span text:style-name="T16"><text:s/></text:span><text:span text:style-name="T16">'url',</text:span></text:p>
            <text:p text:style-name="P3"><text:span text:style-name="T16"><text:s/></text:span><text:span text:style-name="T16">'администрац',</text:span></text:p>
            <text:p text:style-name="P3"><text:span text:style-name="T16"><text:s/></text:span><text:span text:style-name="T16">'большинств',</text:span></text:p>
            <text:p text:style-name="P3"><text:span text:style-name="T16"><text:s/></text:span><text:span text:style-name="T16">'бурн',</text:span></text:p>
            <text:p text:style-name="P3"><text:span text:style-name="T16"><text:s/></text:span><text:span text:style-name="T16">'бюджетн',</text:span></text:p>
            <text:p text:style-name="P3"><text:span text:style-name="T16"><text:s/></text:span><text:span text:style-name="T16">'верхнебуреинск',</text:span></text:p>
            <text:p text:style-name="P3"><text:span text:style-name="T16"><text:s/></text:span><text:span text:style-name="T16">'власт',</text:span></text:p>
            <text:p text:style-name="P3"><text:span text:style-name="T16"><text:s/></text:span><text:span text:style-name="T16">'возьмет',</text:span></text:p>
            <text:p text:style-name="P3"><text:span text:style-name="T16"><text:s/></text:span><text:span text:style-name="T16">'войдет',</text:span></text:p>
            <text:p text:style-name="P3"><text:span text:style-name="T16"><text:s/></text:span><text:span text:style-name="T16">'вопрос',</text:span></text:p>
            <text:p text:style-name="P3"><text:span text:style-name="T16"><text:s/></text:span><text:span text:style-name="T16">'врем',</text:span></text:p>
            <text:p text:style-name="P3"><text:span text:style-name="T16"><text:s/></text:span><text:span text:style-name="T16">'втор',</text:span></text:p>
            <text:p text:style-name="P3"><text:span text:style-name="T16"><text:s/></text:span><text:span text:style-name="T16">'вызва',</text:span></text:p>
            <text:p text:style-name="P3"><text:span text:style-name="T16"><text:s/></text:span><text:span text:style-name="T16">'год', </text:span></text:p>
            <text:p text:style-name="P3"><text:span text:style-name="T16"><text:s text:c="2"/></text:span><text:span text:style-name="T16">...</text:span></text:p>
            <text:p text:style-name="P3"><text:span text:style-name="T16">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2" draw:text-style-name="P8" draw:layer="layout" svg:width="21.8cm" svg:height="9.52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7">простой </text:span><text:span text:style-name="T10">частотный анализ</text:span></text:p>
            <text:p text:style-name="P6"><text:span text:style-name="T17">считаем </text:span><text:span text:style-name="T10">в тексте t количество повторов x</text:span><text:span text:style-name="T18">i</text:span><text:span text:style-name="T10"> </text:span></text:p>
            <text:p text:style-name="P6"><text:span text:style-name="T10">каждого слова v</text:span><text:span text:style-name="T18">i</text:span><text:span text:style-name="T10"> из словаря V</text:span></text:p>
            <text:p text:style-name="P6"><text:span text:style-name="T10"/></text:p>
            <text:p text:style-name="P6"><text:span text:style-name="T10"/></text:p>
            <text:p text:style-name="P13"><text:span text:style-name="T10"/></text:p>
            <text:p text:style-name="P6"><text:span text:style-name="T10">текст должен содержать слова в достаточном количеств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3" draw:text-style-name="P8" draw:layer="layout" svg:width="21.8cm" svg:height="11.68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6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7">простой </text:span><text:span text:style-name="T10">частотный анализ</text:span></text:p>
            <text:p text:style-name="P6"><text:span text:style-name="T17">считаем </text:span><text:span text:style-name="T10">в тексте t количество повторов x</text:span><text:span text:style-name="T18">i</text:span><text:span text:style-name="T10"> </text:span></text:p>
            <text:p text:style-name="P6"><text:span text:style-name="T10">каждого слова v</text:span><text:span text:style-name="T18">i</text:span><text:span text:style-name="T10"> из словаря V</text:span></text:p>
            <text:p text:style-name="P6"><text:span text:style-name="T10"/></text:p>
            <text:p text:style-name="P6"><text:span text:style-name="T10">значения x зависят от размера текста t,</text:span></text:p>
            <text:p text:style-name="P6"><text:span text:style-name="T10">чем больше текст тем больше повторов</text:span></text:p>
            <text:p text:style-name="P6"><text:span text:style-name="T10"/></text:p>
            <text:p text:style-name="P6"><text:span text:style-name="T10">нормализованны частотный анализ (TF, term frequency)</text:span></text:p>
            <text:p text:style-name="P6"><text:span text:style-name="T10">значения частоты x делятся на общее число слов в тексте t.</text:span></text:p>
            <text:p text:style-name="P6"><text:span text:style-name="T10"/></text:p>
            <text:p text:style-name="P6"><text:span text:style-name="T10">TF(t,V) = x(t,V) / size(t)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/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5" draw:text-style-name="P8" draw:layer="layout" svg:width="21.8cm" svg:height="15.643cm" svg:x="3.2cm" svg:y="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 </text:span></text:p>
            <text:p text:style-name="P6"><text:span text:style-name="T10"/></text:p>
            <text:p text:style-name="P6"><text:span text:style-name="T10"><text:s/></text:span><text:span text:style-name="T10">коэффициент обратной частоты (IDF, inverse document frequency)</text:span></text:p>
            <text:p text:style-name="P6"><text:span text:style-name="T10">чем чаще встречается слово тем меньше значение его IDF</text:span></text:p>
            <text:p text:style-name="P6"><text:span text:style-name="T10"/></text:p>
            <text:p text:style-name="P6"><text:span text:style-name="T17">IDF(v) = log size(T) / size( T(</text:span><text:span text:style-name="T10">v) <text:s/>)</text:span></text:p>
            <text:p text:style-name="P6"><text:span text:style-name="T10"/></text:p>
            <text:p text:style-name="P6"><text:span text:style-name="T10">количество текстов T </text:span></text:p>
            <text:p text:style-name="P6"><text:span text:style-name="T10">разделить на</text:span></text:p>
            <text:p text:style-name="P6"><text:span text:style-name="T17">количество текстов T содержащих слово </text:span><text:span text:style-name="T10">v</text:span></text:p>
            <text:p text:style-name="P6"><text:span text:style-name="T10"/></text:p>
            <text:p text:style-name="P6"><text:span text:style-name="T10">TF-IDF(t,T,v) = TF(t,v) * IDF(v,T)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1"/></text:p>
            <text:p text:style-name="P6"><text:span text:style-name="T11">хэш-векторизация</text:span></text:p>
            <text:p text:style-name="P6"><text:span text:style-name="T19"/></text:p>
            <text:p text:style-name="P6"><text:span text:style-name="T19">заменяем слова на их хэш ограниченной длины</text:span></text:p>
            <text:p text:style-name="P6"><text:span text:style-name="T19"/></text:p>
            <text:p text:style-name="P6"><text:span text:style-name="T19">сокращаем размер словаря </text:span></text:p>
            <text:p text:style-name="P6"><text:span text:style-name="T19">и число признаков</text:span></text:p>
            <text:p text:style-name="P6"><text:span text:style-name="T19"/></text:p>
            <text:p text:style-name="P6"><text:span text:style-name="T19">экономия ресурсов для больших датасетов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4" draw:text-style-name="P16" draw:layer="layout" svg:width="21.8cm" svg:height="13.971cm" svg:x="3.2cm" svg:y="4.154cm">
          <draw:text-box>
            <text:p text:style-name="P9"><text:span text:style-name="T6">практическое применение</text:span></text:p>
            <text:p text:style-name="P9"><text:span text:style-name="T6"/></text:p>
            <text:p text:style-name="P9"><text:span text:style-name="T6">сортировка по заданным темам</text:span><text:span text:style-name="T13"> - классификация</text:span></text:p>
            <text:p text:style-name="P9"><text:span text:style-name="T13">собираем и размечаем тексты </text:span></text:p>
            <text:p text:style-name="P9"><text:span text:style-name="T13">чистим текст</text:span></text:p>
            <text:p text:style-name="P9"><text:span text:style-name="T13">применяем частотный анализ</text:span></text:p>
            <text:p text:style-name="P9"><text:span text:style-name="T13">обучаем классификатор</text:span></text:p>
            <text:p text:style-name="P9"><text:span text:style-name="T13">тестируем </text:span></text:p>
            <text:p text:style-name="P15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4" draw:text-style-name="P16" draw:layer="layout" svg:width="21.8cm" svg:height="13.971cm" svg:x="3.2cm" svg:y="4.154cm">
          <draw:text-box>
            <text:p text:style-name="P9"><text:span text:style-name="T6">практическое применение</text:span></text:p>
            <text:p text:style-name="P9"><text:span text:style-name="T6"/></text:p>
            <text:p text:style-name="P9"><text:span text:style-name="T6">сортировка по заданным темам</text:span><text:span text:style-name="T13"> - классификация</text:span></text:p>
            <text:p text:style-name="P9"><text:span text:style-name="T13">собираем и размечаем тексты </text:span></text:p>
            <text:p text:style-name="P9"><text:span text:style-name="T13">чистим текст</text:span></text:p>
            <text:p text:style-name="P9"><text:span text:style-name="T13">применяем частотный анализ</text:span></text:p>
            <text:p text:style-name="P9"><text:span text:style-name="T13">обучаем классификатор</text:span></text:p>
            <text:p text:style-name="P9"><text:span text:style-name="T13">тестируем </text:span></text:p>
            <text:p text:style-name="P15"><text:span text:style-name="T13"/></text:p>
            <text:p text:style-name="P15"><text:span text:style-name="T13"/></text:p>
            <text:p text:style-name="P15"><text:span text:style-name="T20">определение авторства</text:span><text:span text:style-name="T13"> - классификация</text:span></text:p>
            <text:p text:style-name="P15"><text:span text:style-name="T13">собираем и размечаем тексты </text:span></text:p>
            <text:p text:style-name="P15"><text:span text:style-name="T13">чистим текст (частота употребления предлогов - важный признак)</text:span></text:p>
            <text:p text:style-name="P15"><text:span text:style-name="T13">применяем частотный анализ</text:span></text:p>
            <text:p text:style-name="P15"><text:span text:style-name="T13">обучаем классификатор</text:span></text:p>
            <text:p text:style-name="P15"><text:span text:style-name="T13">тестируем </text:span></text:p>
            <text:p text:style-name="P3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0" draw:text-style-name="P17" draw:layer="layout" svg:width="21.8cm" svg:height="14.932cm" svg:x="3.2cm" svg:y="4.154cm">
          <draw:text-box>
            <text:p text:style-name="P9"><text:span text:style-name="T6">практическое применение</text:span></text:p>
            <text:p text:style-name="P9"><text:span text:style-name="T6"/></text:p>
            <text:p text:style-name="P9"><text:span text:style-name="T6">сортировка по заданным темам</text:span><text:span text:style-name="T13"> - классификация</text:span></text:p>
            <text:p text:style-name="P9"><text:span text:style-name="T13">собираем и размечаем тексты </text:span></text:p>
            <text:p text:style-name="P9"><text:span text:style-name="T13">чистим текст</text:span></text:p>
            <text:p text:style-name="P9"><text:span text:style-name="T13">применяем частотный анализ</text:span></text:p>
            <text:p text:style-name="P9"><text:span text:style-name="T13">обучаем классификатор</text:span></text:p>
            <text:p text:style-name="P9"><text:span text:style-name="T13">тестируем </text:span></text:p>
            <text:p text:style-name="P15"><text:span text:style-name="T13"/></text:p>
            <text:p text:style-name="P15"><text:span text:style-name="T20">определение авторства</text:span><text:span text:style-name="T13"> - классификация</text:span></text:p>
            <text:p text:style-name="P15"><text:span text:style-name="T13">собираем и размечаем тексты </text:span></text:p>
            <text:p text:style-name="P15"><text:span text:style-name="T13">чистим текст (частота употребления предлогов - важный признак)</text:span></text:p>
            <text:p text:style-name="P15"><text:span text:style-name="T13">применяем частотный анализ</text:span></text:p>
            <text:p text:style-name="P15"><text:span text:style-name="T13">обучаем классификатор</text:span></text:p>
            <text:p text:style-name="P15"><text:span text:style-name="T13">тестируем </text:span></text:p>
            <text:p text:style-name="P15"><text:span text:style-name="T13"/></text:p>
            <text:p text:style-name="P3"><text:span text:style-name="T20">поиск похожих текстов</text:span><text:span text:style-name="T17"> </text:span><text:span text:style-name="T13">- кластеризация </text:span></text:p>
            <text:p text:style-name="P15"><text:span text:style-name="T13">собираем тексты </text:span></text:p>
            <text:p text:style-name="P15"><text:span text:style-name="T13">чистим текст</text:span></text:p>
            <text:p text:style-name="P15"><text:span text:style-name="T13">применяем частотный анализ</text:span></text:p>
            <text:p text:style-name="P15"><text:span text:style-name="T13">выполняем кластеризацию (размечаем тексты)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" draw:text-style-name="P19" draw:layer="layout" svg:width="25.4cm" svg:height="11.2cm" svg:x="1.4cm" svg:y="4.6cm">
          <draw:text-box>
            <text:p><text:span text:style-name="T21">Литература</text:span></text:p>
            <text:p><text:span text:style-name="T22"/></text:p>
            <text:p><text:span text:style-name="T22">git clone </text:span><text:span text:style-name="T23">https://github.com/mechanoid5/ml_nlp.git</text:span></text:p>
            <text:p><text:span text:style-name="T22"/></text:p>
            <text:p><text:span text:style-name="T22">К.В. Воронцов <text:s/>Вероятностные тематические модели </text:span><text:span text:style-name="T22">коллекций текстовых документов. <text:s/></text:span></text:p>
            <text:p><text:span text:style-name="T22"/></text:p>
            <text:p><text:span text:style-name="T22">Евгений Борисов <text:s text:c="2"/>Автоматизированная обработка текстов </text:span><text:span text:style-name="T22">на естественном языке, с использованием инструментов </text:span><text:span text:style-name="T22">языка </text:span><text:span text:style-name="T24">Python </text:span></text:p>
            <text:p><text:span text:style-name="T24"><text:a xlink:href="http://mechanoid.su/ml-text-proc.html" xlink:type="simple">http://mechanoid.su/ml-text-proc.html</text:a></text:span></text:p>
            <text:p><text:span text:style-name="T24"/></text:p>
            <text:p><text:span text:style-name="T24"/></text:p>
            <text:p text:style-name="P18"><text:span text:style-name="T24"/></text:p>
            <text:p><text:span text:style-name="T24">Sebastian Raschka Python Machine Learning - Packt </text:span><text:span text:style-name="T24">Publishing Ltd, 2015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</text:span><text:span text:style-name="T4">L</text:span><text:span text:style-name="T4">P</text:span><text:span text:style-name="T4"> 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н</text:span><text:span text:style-name="T5">ы</text:span><text:span text:style-name="T5">й</text:span><text:span text:style-name="T5"> </text:span><text:span text:style-name="T5">а</text:span><text:span text:style-name="T5">н</text:span><text:span text:style-name="T5">а</text:span><text:span text:style-name="T5">л</text:span><text:span text:style-name="T5">и</text:span><text:span text:style-name="T5">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10T15:11:03.453753477</dc:date>
    <meta:editing-duration>P2DT15H17M6S</meta:editing-duration>
    <meta:editing-cycles>653</meta:editing-cycles>
    <meta:generator>LibreOffice/7.2.5.2.0$Linux_X86_64 LibreOffice_project/20$Build-2</meta:generator>
    <meta:document-statistic meta:object-count="132"/>
  </office:meta>
</office:document-meta>
</file>